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IPAGothic" svg:font-family="IPAGothic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50d1d" officeooo:paragraph-rsid="00150d1d"/>
    </style:style>
    <style:style style:name="P2" style:family="paragraph" style:parent-style-name="Standard">
      <style:text-properties officeooo:paragraph-rsid="00150d1d"/>
    </style:style>
    <style:style style:name="P3" style:family="paragraph" style:parent-style-name="Standard">
      <style:text-properties fo:font-weight="bold" officeooo:rsid="00150d1d" officeooo:paragraph-rsid="00150d1d" style:font-weight-asian="bold" style:font-weight-complex="bold"/>
    </style:style>
    <style:style style:name="P4" style:family="paragraph" style:parent-style-name="Text_20_body" style:list-style-name="L1"/>
    <style:style style:name="T1" style:family="text">
      <style:text-properties officeooo:rsid="00150d1d"/>
    </style:style>
    <style:style style:name="T2" style:family="text">
      <style:text-properties fo:color="#c9211e" loext:opacity="100%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ructions for translators of the jamovi-documentation</text:p>
      <text:p text:style-name="P1"/>
      <text:p text:style-name="P1">Welcome and thank you for your interest in helping to translate the jamovi-documentation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reformatted_20_Text">|continuous|</text:p>
      <text:p text:style-name="P1">asasas</text:p>
      <text:p text:style-name="P1"/>
      <text:p text:style-name="Preformatted_20_Text"><text:span text:style-name="T2">`</text:span>measurement levels are set correctly &lt;um_2_first-steps.html#data-variables&gt;<text:span text:style-name="T2">`</text:span>_</text:p>
      <text:p text:style-name="Standard">asasasa</text:p>
      <text:p text:style-name="Standard"/>
      <text:p text:style-name="Preformatted_20_Text">``<text:span text:style-name="T1">Command``</text:span></text:p>
      <text:p text:style-name="P2">asasasa</text:p>
      <text:p text:style-name="P2"/>
      <text:h text:style-name="Heading_20_2" text:outline-level="2">Inline markup</text:h>
      <text:p text:style-name="Text_20_body">The standard reST inline markup is quite simple: use</text:p>
      <text:list xml:id="list1770004117" text:style-name="L1">
        <text:list-item>
          <text:p text:style-name="P4">one asterisk: <text:span text:style-name="Source_20_Text">*text*</text:span> for emphasis (italics),</text:p>
        </text:list-item>
        <text:list-item>
          <text:p text:style-name="P4">two asterisks: <text:span text:style-name="Source_20_Text">**text**</text:span> for strong emphasis (boldface), and</text:p>
        </text:list-item>
        <text:list-item>
          <text:p text:style-name="P4">backquotes: <text:span text:style-name="Source_20_Text">``text``</text:span> for code samples.</text:p>
        </text:list-item>
      </text:list>
      <text:p text:style-name="Preformatted_20_Text"/>
      <text:p text:style-name="Preformatted_20_Text"><text:span text:style-name="Teletype">:sub:</text:span></text:p>
      <text:p text:style-name="Preformatted_20_Text"><text:span text:style-name="Teletype">:sup:</text:span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IPAGothic" svg:font-family="IPAGothic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IPAGothic" style:font-family-asian="IPAGothic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IPAGothic" style:font-family-asian="IPA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Jentschke</meta:initial-creator>
    <meta:creation-date>2020-07-31T16:26:30.687727505</meta:creation-date>
    <dc:date>2020-10-01T11:33:29.037825593</dc:date>
    <dc:creator>Sebastian Jentschke</dc:creator>
    <meta:editing-duration>P5DT17H17M52S</meta:editing-duration>
    <meta:editing-cycles>2</meta:editing-cycles>
    <meta:generator>LibreOffice/7.0.1.2$Linux_X86_64 LibreOffice_project/00$Build-2</meta:generator>
    <meta:document-statistic meta:table-count="0" meta:image-count="0" meta:object-count="0" meta:page-count="1" meta:paragraph-count="15" meta:word-count="65" meta:character-count="485" meta:non-whitespace-character-count="438"/>
  </office:meta>
</office:document-meta>
</file>